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path draw:style-name="gr1" draw:layer="layout" svg:width="2cm" svg:height="2cm" svg:x="0cm" svg:y="0cm" svg:viewBox="0 0 2001 2001" svg:d="m1000 0c0 500 500 500 750 250-250 250-250 750 251 750-501 0-501 500-251 750-250-250-750-250-750 251 0-501-500-501-750-251 250-250 250-750-250-750 500 0 500-500 250-750 250 250 750 250 750-250z">
            <text:p/>
          </draw:path>
          <draw:path draw:style-name="gr2" draw:layer="layout" svg:width="2cm" svg:height="2cm" svg:x="0cm" svg:y="0cm" svg:viewBox="0 0 2001 2001" svg:d="m1000 0c0 500 500 500 750 250-250 250-250 750 251 750-501 0-501 500-251 750-250-250-750-250-750 251 0-501-500-501-750-251 250-250 250-750-250-750 500 0 500-500 250-750 250 250 750 250 750-25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Curved Eight Point Star</dc:title>
    <meta:creation-date>2011-02-07T16:54:2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